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7pt" style:font-size-asian="7pt" style:font-size-complex="7pt"/>
    </style:style>
    <style:style style:name="P2" style:family="paragraph" style:parent-style-name="Standard">
      <style:text-properties style:font-name="Consolas" fo:font-size="7pt" style:font-size-asian="7pt" style:font-size-complex="7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 R Ä P O S I T I O N E N</text:p>
      <text:p text:style-name="P1"/>
      <text:p text:style-name="P1"><text:s text:c="4"/>B E D E U T U N G <text:s/>- <text:s/>H Ä U F I G E</text:p>
      <text:p text:style-name="P1">=============================================================================================================================</text:p>
      <text:p text:style-name="P1">Temporal</text:p>
      <text:p text:style-name="P1">bis</text:p>
      <text:p text:style-name="P1">- <text:s text:c="2"/>bezeichnet eine Grenze, ein Ziel, einen Endpunkt <text:s text:c="7"/>Bis zu unserem nächsten Wiedersehen werde ich alles erledigen.</text:p>
      <text:p text:style-name="P1">für</text:p>
      <text:p text:style-name="P1">- <text:s text:c="2"/>Zeitdauer <text:s text:c="46"/>Er will für zehn Tage verreisen.</text:p>
      <text:p text:style-name="P1">- <text:s text:c="2"/>(zukünftiger) Zeitpunkt <text:s text:c="32"/>Er hat den Bewerber für 17 Uhr bestellt.</text:p>
      <text:p text:style-name="P1">gegen</text:p>
      <text:p text:style-name="P1">- <text:s text:c="2"/>bezeichnet einen Zeitpunkt, <text:s text:c="28"/>Ich kann dich erst gegen Abend abholen.</text:p>
      <text:p text:style-name="P1"><text:s text:c="6"/>der ungefähr dem genannten entspricht <text:s text:c="18"/></text:p>
      <text:p text:style-name="P1">um</text:p>
      <text:p text:style-name="P1">- <text:s text:c="2"/>in Verbindung mit der Angabe der Uhrzeit, <text:s text:c="14"/>Die Veranstaltung beginnt um 20 Uhr.</text:p>
      <text:p text:style-name="P1"><text:s text:c="6"/>bezeichnet einen genauen Zeitpunkt <text:s text:c="21"/></text:p>
      <text:p text:style-name="P1">- <text:s text:c="2"/>bezeichnet eine ungefähre Zeitangabe, oft (bei <text:s text:c="9"/>Wir treffen uns wieder um Weihnachten (herum).</text:p>
      <text:p text:style-name="P1"><text:s text:c="6"/>Angabe der Uhrzeit stets) in Korrelation mit herum</text:p>
      <text:p text:style-name="P1"/>
      <text:p text:style-name="P1">ab</text:p>
      <text:p text:style-name="P1">- <text:s text:c="2"/>Zeitdauer mit Angabe des Anfangspunktes <text:s text:c="16"/>Ab heute bin ich wieder zu Hause.</text:p>
      <text:p text:style-name="P1">bei</text:p>
      <text:p text:style-name="P1">- <text:s text:c="2"/>Gleichzeitigkeit, Zeitpunkt <text:s text:c="28"/>Vorsicht bei der Abfahrt des Zuges!</text:p>
      <text:p text:style-name="P1">- <text:s text:c="2"/>Gleichzeitigkeit, Zeitdauer <text:s text:c="28"/>Beim Essen soll man kein Wasser trinken.</text:p>
      <text:p text:style-name="P1">mit</text:p>
      <text:p text:style-name="P1">- <text:s text:c="2"/>bezeichnet die Gleichzeitigkeit eines Vorganges, <text:s text:c="7"/>Mit Tagesanbruch machten wir uns auf den Weg.</text:p>
      <text:p text:style-name="P1"><text:s text:c="4"/>Zustandes mit einem bestimmten Zeitpunkt <text:s text:c="15"/>Mit fünf Jahren lernte er lesen.</text:p>
      <text:p text:style-name="P1">nach</text:p>
      <text:p text:style-name="P1">- <text:s text:c="2"/>ezeichnet einen Zeitpunkt, der einem anderen <text:s text:c="11"/>Nach einer Minute war unser Gespräch schon beendet. <text:s text:c="8"/></text:p>
      <text:p text:style-name="P1"><text:s text:c="6"/>Zeitpunkt oder Vorgang unmittelbar oder später folgt <text:s text:c="13"/></text:p>
      <text:p text:style-name="P1">von</text:p>
      <text:p text:style-name="P1"><text:s text:c="4"/>gibt an, dass ein Zeitpunkt..</text:p>
      <text:p text:style-name="P1">- <text:s text:c="2"/>..Ausgangspunkt eines zeitlichen Ablaufs ist <text:s text:c="11"/>Sie kannten sich von Kindheit an.</text:p>
      <text:p text:style-name="P1">- <text:s text:c="2"/>..Beginn einer Zeitspanne ist <text:s text:c="26"/>Das Geschäft ist von Montag bis Freitag geöffnet.</text:p>
      <text:p text:style-name="P1">zu</text:p>
      <text:p text:style-name="P1">- <text:s text:c="2"/>bezeichnet einen Zeitpunkt <text:s text:c="29"/>Die Apotheke ist zu jeder Tages- und Nachtzeit dienstbereit.</text:p>
      <text:p text:style-name="P1">- <text:s text:c="2"/>bezeichnet eine Zeitspanne, <text:s text:c="28"/>Zu jener Zeit dachte man darüber anders als heute.</text:p>
      <text:p text:style-name="P1"><text:s text:c="6"/>innerhalb derer etwas vor sich geht <text:s text:c="4"/></text:p>
      <text:p text:style-name="P1">- <text:s text:c="2"/>bezeichnet die Wende von einem Tag auf den anderen, <text:s text:c="4"/>Der Winter von 1929 zu 1930 war besonders kalt.</text:p>
      <text:p text:style-name="P1"><text:s text:c="6"/>von einem Jahr auf das andere</text:p>
      <text:p text:style-name="P1"/>
      <text:p text:style-name="P1">an</text:p>
      <text:p text:style-name="P1">- <text:s text:c="2"/>Zeitpunkt, Zeitdauer <text:s text:c="35"/>Am Abend hat es geregnet.</text:p>
      <text:p text:style-name="P1">auf</text:p>
      <text:p text:style-name="P1">- <text:s text:c="2"/>Zeitdauer <text:s text:c="46"/>Er hat auf der Feier zu viel getrunken.</text:p>
      <text:p text:style-name="P1">- <text:s text:c="2"/>Bevorstehende festgelegte Zeitdauer <text:s text:c="20"/>Zinsen werden auf längere Zeit niedrig bleiben.</text:p>
      <text:p text:style-name="P1">- <text:s text:c="2"/>Bezeichnet die Wende von einem Tag, Jahr zum anderen. <text:s text:c="2"/>Im Winter von 1980 auf 1981 lebte ich in Köln.</text:p>
      <text:p text:style-name="P1">in</text:p>
      <text:p text:style-name="P1"><text:s text:c="4"/>Angabe einer Zeit,..</text:p>
      <text:p text:style-name="P1">- <text:s text:c="2"/>.., innerhalb derer etwas vor sich geht <text:s text:c="16"/>Er las das Buch in 3 Stunden.</text:p>
      <text:p text:style-name="P1">- <text:s text:c="2"/>.., nach deren Verlauf etwas vor sich geht <text:s text:c="13"/>In einer Stunde wollen wir essen.</text:p>
      <text:p text:style-name="P1">über</text:p>
      <text:p text:style-name="P1">- <text:s text:c="2"/>bezeichnet einen bestimmten Zeitraum, <text:s text:c="18"/>Das Theater ist über die Feiertage geschlossen.</text:p>
      <text:p text:style-name="P1"><text:s text:c="6"/>in dem etwas vor sich geht, weist auf den vollen Umfang des Zeitraums hin</text:p>
      <text:p text:style-name="P1">vor</text:p>
      <text:p text:style-name="P1"><text:s text:c="4"/>bezeichnet einen Zeitpunkt,..</text:p>
      <text:p text:style-name="P1">- <text:s text:c="2"/>.., der einem anderen Zeitpunkt oder Vorgang vorausgeht Das geschah einen Tag vor seiner Abreise.</text:p>
      <text:p text:style-name="P1">- <text:s text:c="2"/>.., der eine (bestimmte) Zeitspanne zurückliegt <text:s text:c="8"/>Der Dichter wurde hier vor zweihundert Jahren geboren.</text:p>
      <text:p text:style-name="P1">- <text:s text:c="2"/>bezeichnet eine zeitliche Reihenfolge <text:s text:c="18"/>Vor den Nachrichten lief eine Musiksendung.</text:p>
      <text:p text:style-name="P1">zwischen</text:p>
      <text:p text:style-name="P1">- <text:s text:c="2"/>innerhalb eines bestimmten Zeitraums, Zeitpunkts <text:s text:c="7"/>Das geschah zwischen dem 1. und 5. Mai.</text:p>
      <text:p text:style-name="P1">=============================================================================================================================</text:p>
      <text:p text:style-name="P1">Kausal</text:p>
      <text:p text:style-name="P1">aus</text:p>
      <text:p text:style-name="P1">- <text:s text:c="2"/>Bezeichnet den Grund <text:s text:c="23"/>Er hat das aus Versehen gemacht.</text:p>
      <text:p text:style-name="P1">bei</text:p>
      <text:p text:style-name="P1">- <text:s text:c="2"/>Bezeichnet den Grund <text:s text:c="23"/>Bei so starken Schneefällen sind die Wege unpassierbar.</text:p>
      <text:p text:style-name="P1">von</text:p>
      <text:p text:style-name="P1">- <text:s text:c="2"/>gibt die Ursache an <text:s text:c="24"/>Er erwachte von dem Lärm.</text:p>
      <text:p text:style-name="P1">- <text:s text:c="2"/>dient in passivischen Sätzen der Angabe <text:s text:c="4"/>Das Kind wurde von der Mutter gerufen.</text:p>
      <text:p text:style-name="P1"><text:s text:c="6"/>des logischen Subjekts, wenn dieses wirkende Ursache,</text:p>
      <text:p text:style-name="P1"><text:s text:c="6"/>unmittelbarer Ausgangspunkt des Geschehens ist</text:p>
      <text:p text:style-name="P1"/>
      <text:p text:style-name="P1">auf</text:p>
      <text:p text:style-name="P1">- <text:s text:c="2"/>Bezeichnet den Grund <text:s text:c="23"/>Auf den Rat des Arztes (hin) hat er das Rauchen sofort aufgegeben.</text:p>
      <text:p text:style-name="P1">vor</text:p>
      <text:p text:style-name="P1">- <text:s text:c="2"/>gibt den Grund für einen Zustand, <text:s text:c="10"/>Sie strahlt vor Freude.</text:p>
      <text:p text:style-name="P1"><text:s text:c="6"/>für eine Gemütsbewegung und deren unwillkürliche Äußerung an</text:p>
      <text:p text:style-name="P1">=============================================================================================================================</text:p>
      <text:p text:style-name="P1">Modal</text:p>
      <text:p text:style-name="P1">bis</text:p>
      <text:p text:style-name="P1"><text:s text:c="4"/>in Kombination mit [auf] schließt an der äußersten..</text:p>
      <text:p text:style-name="P1"><text:soft-page-break/>- <text:s text:c="2"/>..Grenze etwas ein <text:s text:c="25"/>Er hat sein Geld bis auf den letzten Cent ausgegeben.</text:p>
      <text:p text:style-name="P1">- <text:s text:c="2"/>..Grenze etwas aus <text:s text:c="25"/>Ich habe das ganze Buch bereits gelesen bis auf die Schlußbemerkungen.</text:p>
      <text:p text:style-name="P1">- <text:s text:c="2"/>begrenzt vor Zahlen einen nicht genau <text:s text:c="6"/>Wir sind gestern 20 bis 25 Kilometer gelaufen.</text:p>
      <text:p text:style-name="P1"><text:s text:c="6"/>angegebenen Wert, über den etwas. nicht hinausgeht</text:p>
      <text:p text:style-name="P1">durch</text:p>
      <text:p text:style-name="P1">- <text:s text:c="2"/>Urheber, Ursache, Agens <text:s text:c="28"/>Die Fabrik wurde durch einen Brand vernichtet.</text:p>
      <text:p text:style-name="P1">- <text:s text:c="2"/>bezeichnet das als Mittler dienende Zwischenglied <text:s text:c="2"/>Durch Beharrlichkeit kommt man ans Ziel.</text:p>
      <text:p text:style-name="P1">für</text:p>
      <text:p text:style-name="P1">- <text:s text:c="2"/>bezeichnet das Förderliche einer Handlung, <text:s text:c="9"/>Er arbeitet für seine Familie.</text:p>
      <text:p text:style-name="P1"><text:s text:c="6"/>die Förderung einer Person, Sache <text:s text:c="3"/></text:p>
      <text:p text:style-name="P1">- <text:s text:c="2"/>bezeichnet die Bestimmung, Zugehörigkeit <text:s text:c="11"/>Ein Heim für elternlose Kinder.</text:p>
      <text:p text:style-name="P1">- <text:s text:c="2"/>bezeichnet eine allgemeine Beziehung <text:s text:c="15"/>Für diese Stadt ist die Einwohnerzahl nicht bekannt.</text:p>
      <text:p text:style-name="P1">- <text:s text:c="2"/>bezeichnet den Gegenwert <text:s text:c="27"/>Er hat das Auto für 5000 Euro bekommen.</text:p>
      <text:p text:style-name="P1">- <text:s text:c="2"/>bezeichnet die Stellvertretung <text:s text:c="21"/>Sie hat für mich unterschrieben.</text:p>
      <text:p text:style-name="P1">- <text:s text:c="2"/>bezeichnet die Aufeinanderfolge <text:s text:c="20"/>Er hat seinen Wunsch Wort für Wort mehrmals wiederholt.</text:p>
      <text:p text:style-name="P1"><text:s text:c="6"/>(zwischen zwei gleichen Substantiven)</text:p>
      <text:p text:style-name="P1">- <text:s text:c="2"/>bezeichnet den Vergleich zur Norm <text:s text:c="18"/>Für die Jahreszeit ist es zu kalt.</text:p>
      <text:p text:style-name="P1">gegen</text:p>
      <text:p text:style-name="P1">- <text:s text:c="2"/>bezeichnet in Verbindung mit Zahlen eine Menge, <text:s text:c="4"/>Es waren gegen vierzig Kinder in der Klasse.</text:p>
      <text:p text:style-name="P1"><text:s text:c="6"/>Größe, die ungefähr der genannten Zahl entspricht</text:p>
      <text:p text:style-name="P1">- <text:s text:c="2"/>bezeichnet einen Vergleich <text:s text:c="25"/>Gegen gestern ist es heute kalt.</text:p>
      <text:p text:style-name="P1">- <text:s text:c="2"/>bezeichnet einen Austausch <text:s text:c="25"/>Das Medikament gibt es nur gegen Rezept.</text:p>
      <text:p text:style-name="P1">ohne</text:p>
      <text:p text:style-name="P1">- <text:s text:c="2"/>nicht gerechnet <text:s text:c="36"/>Das Zimmer kostet ohne Heizung 70 Euro.</text:p>
      <text:p text:style-name="P1"/>
      <text:p text:style-name="P1">aus</text:p>
      <text:p text:style-name="P1">- <text:s text:c="2"/>stoffliche Beschaffenheit <text:s text:c="18"/>Eine Kette aus Gold.</text:p>
      <text:p text:style-name="P1">- <text:s text:c="2"/>Zustandsveränderung <text:s text:c="24"/>Aus ihm wurde ein Spitzensportler.</text:p>
      <text:p text:style-name="P1">gegenüber</text:p>
      <text:p text:style-name="P1">- <text:s text:c="2"/>bezeichnet eine persönliche Beziehung <text:s text:c="14"/>Sie hat ihm gegenüber Hemmungen.</text:p>
      <text:p text:style-name="P1"><text:s text:c="6"/>zu einer Person, Sache</text:p>
      <text:p text:style-name="P1">- <text:s text:c="2"/>bezeichnet einen Vergleich <text:s text:c="25"/>Gegenüber einer öffentlichen Schule hat eine private viele Vorteile.</text:p>
      <text:p text:style-name="P1">mit</text:p>
      <text:p text:style-name="P1">- <text:s text:c="2"/>weist auf etwas Gemeinsames, Zusammengehöriges hin <text:s/>Er wohnt mit seinen Eltern in einem Vorort.</text:p>
      <text:p text:style-name="P1"><text:s text:c="56"/>Ein Mädchen mit blondem Haar.</text:p>
      <text:p text:style-name="P1"><text:s text:c="56"/>Er sprach mit leiser Stimme.</text:p>
      <text:p text:style-name="P1">nach</text:p>
      <text:p text:style-name="P1">- <text:s text:c="2"/>weist auf etwas hin, das als Maßstab, Vorbild gilt <text:s/>Alles verlief nach Wunsch.</text:p>
      <text:p text:style-name="P1">von</text:p>
      <text:p text:style-name="P1">- <text:s text:c="2"/>gibt an, dass jemand / etwas. in einer <text:s text:c="13"/>Eine Frau von großer Schönheit.</text:p>
      <text:p text:style-name="P1"><text:s text:c="6"/>bestimmten Art und Weise beschaffen ist</text:p>
      <text:p text:style-name="P1">- <text:s text:c="2"/>gibt das Mittel an <text:s text:c="33"/>Das Kind musste die Hefte von seinem Taschengeld bezahlen.</text:p>
      <text:p text:style-name="P1">zu</text:p>
      <text:p text:style-name="P1">- <text:s text:c="2"/>gibt ein Verhältnis, einen Vergleich an <text:s text:c="12"/>Das Spiel steht 3 zu 1 für die Gäste.</text:p>
      <text:p text:style-name="P1"/>
      <text:p text:style-name="P1">auf</text:p>
      <text:p text:style-name="P1">- <text:s text:c="2"/>Bezeichnet die Art und Weise <text:s text:c="15"/>Er studiert auf Staatskosten.</text:p>
      <text:p text:style-name="P1">- <text:s text:c="2"/>Vor Sprachbezeichnungen <text:s text:c="20"/>Er hat ihr das Kompliment auf Deutsch gemacht.</text:p>
      <text:p text:style-name="P1">in</text:p>
      <text:p text:style-name="P1">- <text:s text:c="2"/>bezeichnet die Art und Weise <text:s text:c="23"/>Meine Freunde sind immer in guter Laune.</text:p>
      <text:p text:style-name="P1">unter</text:p>
      <text:p text:style-name="P1">- <text:s text:c="2"/>bezeichnet einen Begleitumstand <text:s text:c="20"/>Unter Protest der Anwesenden betrat er den Saal.</text:p>
      <text:p text:style-name="P1">=============================================================================================================================</text:p>
      <text:p text:style-name="P1">Local</text:p>
      <text:p text:style-name="P1">bis</text:p>
      <text:p text:style-name="P1">- <text:s text:c="2"/>bezeichnet eine Grenze, ein Ziel, einen Endpunkt <text:s text:c="7"/>Wie weit ist es bis dahin?</text:p>
      <text:p text:style-name="P1">durch</text:p>
      <text:p text:style-name="P1">- <text:s text:c="2"/>in gerader Richtung auf der einen Seite hinein und <text:s text:c="5"/>Der Einbrecher stieg durch das Fenster.</text:p>
      <text:p text:style-name="P1"><text:s text:c="6"/>auf der anderen hinaus <text:s text:c="2"/></text:p>
      <text:p text:style-name="P1">- <text:s text:c="2"/>(kreuz und quer) hindurch in seiner ganzen <text:s text:c="13"/>Wir bummeln durch die Straßen.</text:p>
      <text:p text:style-name="P1"><text:s text:c="6"/>räumlichen Ausdehnung</text:p>
      <text:p text:style-name="P1">gegen</text:p>
      <text:p text:style-name="P1">- <text:s text:c="2"/>bezeichnet die Berührung einer zielgerichteten <text:s text:c="9"/>Der Regen klatschte gegen die Mauer.</text:p>
      <text:p text:style-name="P1"><text:s text:c="6"/>Bewegung, Handlung (auch im übertragenen Sinne) <text:s text:c="6"/>FC Bayern hat gegen FC Zürich gewonnen.</text:p>
      <text:p text:style-name="P1">um</text:p>
      <text:p text:style-name="P1">- <text:s text:c="2"/>drückt aus, dass sich jemand / etwas ganz oder teilweise <text:s text:c="7"/>Sie fuhren mit dem Boot um die Insel (herum).</text:p>
      <text:p text:style-name="P1"><text:s text:c="6"/>im Kreis um etwas / jemanden herum bewegt</text:p>
      <text:p text:style-name="P1">- <text:s text:c="2"/>drückt aus, dass etwas / jemand auf allen Seiten umgeben ist <text:s text:c="3"/>Eine Kette um den Hals tragen.</text:p>
      <text:p text:style-name="P1"/>
      <text:p text:style-name="P1">ab</text:p>
      <text:p text:style-name="P1">- <text:s text:c="2"/>Ausgangspunkt einer Strecke <text:s text:c="28"/>Der Bus fährt täglich ab Berlin.</text:p>
      <text:p text:style-name="P1">aus</text:p>
      <text:p text:style-name="P1">- <text:s text:c="2"/>Bewegung von innen nach außen <text:s text:c="26"/>Laura nimmt das Pausenbrot aus der Box.</text:p>
      <text:p text:style-name="P1">- <text:s text:c="2"/>Herkunft, Ursprung, Quelle <text:s text:c="29"/>Er stammt aus einer Handwerkerfamilie.</text:p>
      <text:p text:style-name="P1">bei</text:p>
      <text:p text:style-name="P1">- <text:s text:c="2"/>in der Nähe von jdm. / etw. (auch vor Ortsnamen) <text:s text:c="7"/>Ich meine den Parkplatz beim Rathaus.</text:p>
      <text:p text:style-name="P1"><text:s text:c="60"/>Er saß bei seinen Freunden.</text:p>
      <text:p text:style-name="P1"><text:s text:c="60"/>Tutzing liegt bei München.</text:p>
      <text:p text:style-name="P1">- <text:s text:c="2"/>Im Wohn-, Lebens- oder Arbeitsbereich von jdm. <text:s text:c="9"/>Ich wohne bei meinen Eltern.</text:p>
      <text:p text:style-name="P1"><text:s text:c="60"/>Ich war beim Arzt.</text:p>
      <text:p text:style-name="P1">- <text:s text:c="2"/>Im Bereich einer Institution / eines Unternehmens <text:s text:c="6"/>Paul arbeitet bei der Post / bei Siemens.</text:p>
      <text:p text:style-name="P1">- <text:s text:c="2"/>Im Werk eines Autors <text:s text:c="35"/>Das hat er bei Kant gelesen.</text:p>
      <text:p text:style-name="P1"><text:soft-page-break/>- <text:s text:c="2"/>Direkte Berührung <text:s text:c="38"/>Der Kellner hat den Betrunkenen bei der Schulter gepackt.</text:p>
      <text:p text:style-name="P1">- <text:s text:c="2"/>Im eigenen Bereich (mit Reflexivpronomen) <text:s text:c="14"/>Ich trage mein Handy immer bei mir.</text:p>
      <text:p text:style-name="P1">- <text:s text:c="2"/>Im Bereich eines Geschehens / Vorgangs <text:s text:c="17"/>Ich bin gerade bei der Hochzeit.</text:p>
      <text:p text:style-name="P1">gegenüber</text:p>
      <text:p text:style-name="P1">- <text:s text:c="2"/>bezeichnet eine Lage, die einer Person, <text:s text:c="16"/>Er wohnt der Post schräg gegenüber.</text:p>
      <text:p text:style-name="P1"><text:s text:c="6"/>Sache frontal entgegengesetzt ist</text:p>
      <text:p text:style-name="P1">nach</text:p>
      <text:p text:style-name="P1">- <text:s text:c="2"/>bezeichnet ein Richtungsverhältnis, in Verbindung mit <text:s text:c="10"/>Wir reisen nach Berlin.</text:p>
      <text:p text:style-name="P1"><text:s text:c="6"/>Ortsnamen, Ländernamen, Himmelsrichtungen und Ortsadverbien <text:s text:c="2"/>Wir sind auf dem Weg nach Süden.</text:p>
      <text:p text:style-name="P1"><text:s text:c="68"/>Der Weg nach oben ist frei.</text:p>
      <text:p text:style-name="P1">- <text:s text:c="2"/>bezeichnet im übertragenen Sinne die Rangordnung <text:s text:c="7"/>Nach Berlin war Leipzig die größte Stadt der DDR.</text:p>
      <text:p text:style-name="P1">von</text:p>
      <text:p text:style-name="P1">- <text:s text:c="2"/>gibt an, dass ein Ort / eine Person Ausgangspunkt <text:s text:c="6"/>Wir sind von Norden nach Süden gefahren.</text:p>
      <text:p text:style-name="P1"><text:s text:c="6"/>einer Bewegung oder eines Vorgangs ist</text:p>
      <text:p text:style-name="P1">- <text:s text:c="2"/>gibt an, dass ein Ort / eine Person Anfangspunkt <text:s text:c="7"/>Drei Schritte von mir blieb er stehen.</text:p>
      <text:p text:style-name="P1"><text:s text:c="6"/>einer räumlichen Erstreckung, Bezugspunkt für die</text:p>
      <text:p text:style-name="P1"><text:s text:c="6"/>Kennzeichnung einer Entfernung oder eines Lageverhältnisses ist</text:p>
      <text:p text:style-name="P1">- <text:s text:c="2"/>gibt die Herkunft, den Ursprung an <text:s text:c="21"/>Seine Frau kommt von der Küste.</text:p>
      <text:p text:style-name="P1">zu</text:p>
      <text:p text:style-name="P1">- <text:s text:c="2"/>bezeichnet ein Richtungsverhältnis - gibt mit <text:s text:c="10"/>Bis zum See ist es noch eine halbe Stunde Weg.</text:p>
      <text:p text:style-name="P1"><text:s text:c="6"/>der Richtung auch das Ziel an, wohin sich jemand</text:p>
      <text:p text:style-name="P1"><text:s text:c="6"/>in einer bestimmten Absicht bewegt</text:p>
      <text:p text:style-name="P1">- <text:s text:c="2"/>gibt die Richtung mit dem Ziel <text:s text:c="25"/>Sie gehen zur Schule.</text:p>
      <text:p text:style-name="P1"><text:s text:c="6"/>der Teilnahme an etwas an</text:p>
      <text:p text:style-name="P1"/>
      <text:p text:style-name="P1">an</text:p>
      <text:p text:style-name="P1">- <text:s text:c="2"/>zur Angabe der Lage (Nähe, Berührung) <text:s text:c="18"/>Das Bild hängt an der Wand.</text:p>
      <text:p text:style-name="P1">- <text:s text:c="2"/>zur Angabe der Richtung (Nähe, Berührung) <text:s text:c="14"/>Wir hängen das Bild an die Wand.</text:p>
      <text:p text:style-name="P1">auf</text:p>
      <text:p text:style-name="P1">- <text:s text:c="2"/>zur Angabe der Lage (Berührung) <text:s text:c="24"/>Das Buch liegt auf dem Tisch.</text:p>
      <text:p text:style-name="P1">- <text:s text:c="2"/>zur Angabe der Richtung (Berührung) <text:s text:c="20"/>Sie legt das Buch auf den Tisch.</text:p>
      <text:p text:style-name="P1">- <text:s text:c="2"/>Vor der Bezeichnung von Ämtern und Institutionen (Lage) <text:s text:c="8"/>Sie kauft auf der Post Briefmarken.</text:p>
      <text:p text:style-name="P1">- <text:s text:c="2"/>Vor der Bezeichnung von Ämtern und Institutionen (Richtung) <text:s text:c="4"/>Sie geht auf die Post.</text:p>
      <text:p text:style-name="P1">- <text:s text:c="2"/>Zur Angabe der Entfernung <text:s text:c="30"/>Die Explosion war auf drei Kilometer zu hören.</text:p>
      <text:p text:style-name="P1">hinter</text:p>
      <text:p text:style-name="P1">- <text:s text:c="2"/>bezeichnet ein Lageverhältnis / auf der Rückseite von, <text:s text:c="9"/>Die Garage liegt hinter dem Haus.</text:p>
      <text:p text:style-name="P1"><text:s text:c="6"/>auf der dem Beobachter abgewandten Seite von <text:s text:c="4"/></text:p>
      <text:p text:style-name="P1">- <text:s text:c="2"/>bezeichnet ein Richtungsverhältnis / auf die Rückseite von, <text:s text:c="4"/>Er setzte sich im Theater hinter einen jungen Mann.</text:p>
      <text:p text:style-name="P1"><text:s text:c="6"/>auf die dem Beobachter abgewandte Seite von</text:p>
      <text:p text:style-name="P1">in</text:p>
      <text:p text:style-name="P1">- <text:s text:c="2"/>Angabe eines Bereiches, innerhalb dessen etwas <text:s text:c="9"/>Er arbeitet im Zentrum der Stadt.</text:p>
      <text:p text:style-name="P1"><text:s text:c="6"/>vor sich geht bzw. sich befindet</text:p>
      <text:p text:style-name="P1">- <text:s text:c="2"/>Angabe eines Zieles, in das eine Bewegung hineinführt <text:s text:c="2"/>Wir gehen heute Abend ins Theater.</text:p>
      <text:p text:style-name="P1">neben</text:p>
      <text:p text:style-name="P1">- <text:s text:c="2"/>bezeichnet ein Lageverhältnis / an der Seite von, <text:s text:c="6"/>Er steht auf dem Foto neben mir.</text:p>
      <text:p text:style-name="P1"><text:s text:c="6"/>in unmittelbarer Nachbarschaft von</text:p>
      <text:p text:style-name="P1">- <text:s text:c="2"/>bezeichnet ein Richtungsverhältnis / auf die <text:s text:c="11"/>Ich setzte mich neben meinen Vater.</text:p>
      <text:p text:style-name="P1"><text:s text:c="6"/>Seite von, in unmittelbare Nähe von</text:p>
      <text:p text:style-name="P1">über</text:p>
      <text:p text:style-name="P1"><text:s text:c="4"/>Lageverhältnis - drückt aus, dass..</text:p>
      <text:p text:style-name="P1">- <text:s text:c="2"/>..sich etwas höher als etwas oder jemand meisten <text:s text:c="7"/>Die Lampe hängt über dem Tisch.</text:p>
      <text:p text:style-name="P1"><text:s text:c="6"/>senkrecht oberhalb davon befindet</text:p>
      <text:p text:style-name="P1">- <text:s text:c="2"/>..sich etwas unmittelbar auf etwas befindet <text:s text:c="12"/>Sie trägt einen Mantel über dem Kleid.</text:p>
      <text:p text:style-name="P1"><text:s text:c="6"/>und es ganz oder teilweise bedeckt</text:p>
      <text:p text:style-name="P1">- <text:s text:c="2"/>..sich jemand, etwas jenseits von jemandem, etwas <text:s text:c="6"/>Er wohnt gleich über der Straße.</text:p>
      <text:p text:style-name="P1"><text:s text:c="6"/>befindet / auf der anderen Seite</text:p>
      <text:p text:style-name="P1"><text:s text:c="4"/>Richtungsverhältnis - bezeichnet die Bewegung..</text:p>
      <text:p text:style-name="P1">- <text:s text:c="2"/>..nach oben <text:s text:c="44"/>Er klettert über die Mauer.</text:p>
      <text:p text:style-name="P1">- <text:s text:c="2"/>..oder Erstreckung nach oben, wobei eine Grenze <text:s text:c="8"/>Sie wurde bis über die Ohren rot.</text:p>
      <text:p text:style-name="P1"><text:s text:c="6"/>überschritten wird</text:p>
      <text:p text:style-name="P1">- <text:s text:c="2"/>..oder Erstreckung parallel zu einer Oberfläche <text:s text:c="8"/>Sie strich dem Kind über das Haar.</text:p>
      <text:p text:style-name="P1">- <text:s text:c="2"/>..an einem Ort vorbei oder durch ihn hindurch <text:s text:c="10"/>Sie fuhren über Berlin nach Rostock.</text:p>
      <text:p text:style-name="P1">- <text:s text:c="2"/>..von oben auf ein Ziel hin, wobei etwas unmittelbar <text:s text:c="3"/>Die Decke sollst du über den Tisch legen.</text:p>
      <text:p text:style-name="P1"><text:s text:c="6"/>auf etwas zu liegen kommt und es ganz oder teilweise bedeckt</text:p>
      <text:p text:style-name="P1">- <text:s text:c="2"/>..von oben auf etwas herab <text:s text:c="29"/>Wasser über die Blumen gießen.</text:p>
      <text:p text:style-name="P1">unter</text:p>
      <text:p text:style-name="P1">- <text:s text:c="2"/>bezeichnet im Verhältnis zu einem Bezugspunkt <text:s text:c="10"/>Sie trägt ein Kleid unter dem Mantel.</text:p>
      <text:p text:style-name="P1"><text:s text:c="6"/>eine vertikal tiefere Lage</text:p>
      <text:p text:style-name="P1">- <text:s text:c="2"/>bezeichnet die Richtung auf eine im Verhältnis <text:s text:c="9"/>Den Brief hat er unter das Buch gelegt.</text:p>
      <text:p text:style-name="P1"><text:s text:c="6"/>zu einem Bezugspunkt tiefer gelegene Stelle</text:p>
      <text:p text:style-name="P1">- <text:s text:c="2"/>bezeichnet die Lage, das Sichbefinden einer Person, <text:s text:c="4"/>Unter den Besuchern befanden sich zahlreiche Ausländer.</text:p>
      <text:p text:style-name="P1"><text:s text:c="6"/>Sache in einer Gruppe, Menge</text:p>
      <text:p text:style-name="P1">- <text:s text:c="2"/>bezeichnet die Richtung in eine Gruppe, Menge hinein <text:s text:c="3"/>Er mischte sich unter die Leute.</text:p>
      <text:p text:style-name="P1">- <text:s text:c="2"/>bezeichnet auch eine Wechselbeziehung <text:s text:c="18"/>Unter den Studenten gab es rege Diskussionen.</text:p>
      <text:p text:style-name="P1">vor</text:p>
      <text:p text:style-name="P1">- <text:s text:c="2"/>bezeichnet ein Lageverhältnis / auf, an <text:s text:c="16"/>Kannst du vor dem Kino auf mich warten?</text:p>
      <text:p text:style-name="P1"><text:s text:c="6"/>der Vorderseite, der dem Beobachter zugewandten Seite</text:p>
      <text:p text:style-name="P1">- <text:s text:c="2"/>bezeichnet ein Richtungsverhältnis / auf, an <text:s text:c="11"/>Sie stellte sich vor den Spiegel.</text:p>
      <text:p text:style-name="P1"><text:s text:c="6"/>die Vorderseite, die dem Beobachter zugewandte Seite</text:p>
      <text:p text:style-name="P1">- <text:s text:c="2"/>bezeichnet im übertragenen Sinne die Rangordnung <text:s text:c="7"/>Der Größe nach kommt Leipzig vor Dresden.</text:p>
      <text:p text:style-name="P1"/>
      <text:p text:style-name="P1">zwischen</text:p>
      <text:p text:style-name="P1"><text:soft-page-break/>- <text:s text:c="2"/>bezeichnet ein Lageverhältnis - innerhalb eines <text:s text:c="8"/>Zwischen den beiden Häusern ist eine Durchfahrt.</text:p>
      <text:p text:style-name="P1"><text:s text:c="6"/>von zwei Begrenzungen festgelegten Raumes</text:p>
      <text:p text:style-name="P1">- <text:s text:c="2"/>bezeichnet ein Richtungsverhältnis - in einen <text:s text:c="10"/>Er will die Garage zwischen die beiden Häuser bauen.</text:p>
      <text:p text:style-name="P1"><text:s text:c="6"/>von zwei Begrenzungen festgelegten Raum</text:p>
      <text:p text:style-name="P1">- <text:s text:c="2"/>bezeichnet die Lage, das Sichbefinden einer Sache, <text:s text:c="5"/>Zwischen den Erdbeeren steht viel Unkraut.</text:p>
      <text:p text:style-name="P1"><text:s text:c="6"/>Person innerhalb einer Menge, Gruppe</text:p>
      <text:p text:style-name="P1">- <text:s text:c="2"/>bezeichnet die Richtung in eine Menge, Gruppe hinein <text:s text:c="3"/>Sie hat zwischen den Salat Radieschen gesät.</text:p>
      <text:p text:style-name="P1">=============================================================================================================================</text:p>
      <text:p text:style-name="P1">sonstige</text:p>
      <text:p text:style-name="P1">um</text:p>
      <text:p text:style-name="P1">- <text:s text:c="2"/>bezeichnet bei Maß-, <text:s text:c="27"/>Der Rock wurde um 5 cm gekürzt.</text:p>
      <text:p text:style-name="P1"><text:s text:c="6"/>Mengenangaben den Unterschied</text:p>
      <text:p text:style-name="P1"/>
      <text:p text:style-name="P1">ab</text:p>
      <text:p text:style-name="P1">- <text:s text:c="2"/>Angabe einer minimalen Zahl <text:s text:c="20"/>Ab 1000 Exemplaren kostet das Stück nur 2 Euro.</text:p>
      <text:p text:style-name="P1">bei</text:p>
      <text:p text:style-name="P1">- <text:s text:c="2"/>allgemeine Beziehung (was etwas betrifft) <text:s text:c="6"/>Bei Ausländern findet man diese Ansicht häufig.</text:p>
      <text:p text:style-name="P1">- <text:s text:c="2"/>Man ist mit etwas beschäftigt. <text:s text:c="17"/>Er ist beim Schreiben. Er ist bei der Arbeit.</text:p>
      <text:p text:style-name="P1">- <text:s text:c="2"/>im Falle jmds. <text:s text:c="33"/>Auch bei mir ist es so, dass ich seit Wochen auf mein Gehalt warte.</text:p>
      <text:p text:style-name="P1">- <text:s text:c="2"/>bezeichnung des Begleitumstandes <text:s text:c="15"/>Er schläft bei geöffnetem Fenster.</text:p>
      <text:p text:style-name="P1">von</text:p>
      <text:p text:style-name="P1">- <text:s text:c="2"/>steht als Teil einer präpositionalen <text:s text:c="11"/>Er ist Vater von drei Söhnen.</text:p>
      <text:p text:style-name="P1"><text:s text:c="6"/>Verbindung, die ein Genitivattribut vertritt</text:p>
      <text:p text:style-name="P1">- <text:s text:c="2"/>fügt eine Bestimmung hinzu, <text:s text:c="20"/>Die Frau von heute.</text:p>
      <text:p text:style-name="P1"><text:s text:c="6"/>durch die etwas / jemand gekennzeichnet wird</text:p>
      <text:p text:style-name="P1"/>
      <text:p text:style-name="P1">auf</text:p>
      <text:p text:style-name="P1">- <text:s text:c="2"/>Aufteilung einer Menge auf die Grundeinheit <text:s text:c="4"/>Man nehme zwei Eier auf ein Kilo Mehl.</text:p>
      <text:p text:style-name="P1">- <text:s text:c="2"/>bezeichnet den Zweck <text:s text:c="27"/>Wir müssen diese Arbeit auf Fehler durchsuchen.</text:p>
      <text:p text:style-name="P1">vor</text:p>
      <text:p text:style-name="P1">- <text:s text:c="2"/>bezeichnet die Hinwendung zu einer Person <text:s text:c="6"/>Der Politiker gab vor der Weltöffentlichkeit eine Erklärung ab.</text:p>
      <text:p text:style-name="P1"><text:s text:c="6"/>oder Personengruppe, auf deren Anwesenheit die Handlung bezogen ist</text:p>
      <text:p text:style-name="P1">zwischen</text:p>
      <text:p text:style-name="P1">- <text:s text:c="2"/>weist auf eine Wechselbeziehung hin <text:s text:c="12"/>Die Verbindung zwischen uns ist abgerissen.</text:p>
      <text:p text:style-name="P1">- <text:s text:c="2"/>setzt Größen zueinander in Beziehung <text:s text:c="11"/>Der Unterschied zwischen Mensch und Affe.</text:p>
      <text:p text:style-name="P1">- <text:s text:c="2"/>verweist auf eine innerhalb zweier <text:s text:c="13"/>Die Temperatur soll morgen zwischen 20 und 22 Grad liegen.</text:p>
      <text:p text:style-name="P1"><text:s text:c="6"/>genannter Grenzwerte liegende Zahl</text:p>
      <text:p text:style-name="P1">=============================================================================================================================</text:p>
      <text:p text:style-name="P1">konditional <text:s text:c="39"/></text:p>
      <text:p text:style-name="P1">bei</text:p>
      <text:p text:style-name="P1">- <text:s text:c="2"/>bezeichnet eine Bedingung <text:s text:c="22"/>Bei Regen machen wir den Ausflug nicht.</text:p>
      <text:p text:style-name="P1"/>
      <text:p text:style-name="P1">auf</text:p>
      <text:p text:style-name="P1">- <text:s text:c="2"/>bezeichnet die Bedingung <text:s text:c="23"/>Vollnarkose auf Wunsch.</text:p>
      <text:p text:style-name="P1">=============================================================================================================================</text:p>
      <text:p text:style-name="P1">konzessiv / adversativ</text:p>
      <text:p text:style-name="P1">bei</text:p>
      <text:p text:style-name="P1">- <text:s text:c="2"/>Bezeichnet den Gegensatz <text:s text:c="23"/>Bei aller Hilfsbereitschaft sollte man den Spendenaufrufen im Netz </text:p>
      <text:p text:style-name="P1"><text:s text:c="54"/>kritisch begegnen.</text:p>
      <text:p text:style-name="P1">=============================================================================================================================</text:p>
      <text:p text:style-name="P1">final</text:p>
      <text:p text:style-name="P1">für</text:p>
      <text:p text:style-name="P1">- <text:s text:c="2"/>bezeichnet das Ziel, den Zweck <text:s text:c="17"/>Er spart für ein Auto.</text:p>
      <text:p text:style-name="P1"/>
      <text:p text:style-name="P1">zu</text:p>
      <text:p text:style-name="P1">- <text:s text:c="2"/>bezeichnet den Zweck, das Ziel <text:s text:c="17"/>Sie hat nichts Warmes zum Anziehen.</text:p>
      <text:p text:style-name="P1">=============================================================================================================================</text:p>
      <text:p text:style-name="P1">instrumental</text:p>
      <text:p text:style-name="P1">mit</text:p>
      <text:p text:style-name="P1">- <text:s text:c="2"/>bezeichnet das Mittel <text:s text:c="26"/>Wir fahren mit dem Auto zur Arbeit.</text:p>
      <text:p text:style-name="P1">=============================================================================================================================</text:p>
      <text:p text:style-name="P1">kopulativ</text:p>
      <text:p text:style-name="P1">neben</text:p>
      <text:p text:style-name="P1">- <text:s text:c="2"/>gleichzeitig mit, außer <text:s text:c="24"/>Neben seinem Vermögen hatte er noch eine Rente.</text:p>
      <text:p text:style-name="P1">=============================================================================================================================</text:p>
      <text:p text:style-name="P1">restriktiv</text:p>
      <text:p text:style-name="P1">ohne</text:p>
      <text:p text:style-name="P1">- <text:s text:c="2"/>bezeichnet ein Nichtvorhandensein, ein Fehlen <text:s text:c="2"/>Ein Kleid ohne Ärmel.</text:p>
      <text:p text:style-name="P1">=============================================================================================================================</text:p>
      <text:p text:style-name="P1"/>
      <text:p text:style-name="P1"/>
      <text:p text:style-name="P1"/>
      <text:p text:style-name="P1"/>
      <text:p text:style-name="P1"/>
      <text:p text:style-name="P1"><text:s text:c="4"/>B E D E U T U N G <text:s/>- <text:s/>S E L T E N E</text:p>
      <text:p text:style-name="P1">=============================================================================================================================</text:p>
      <text:p text:style-name="P1">Temporal und Lokal (die Ausnahme)</text:p>
      <text:p text:style-name="P1">außer</text:p>
      <text:p text:style-name="P1">- <text:s text:c="2"/>gibt an, dass sich jmd. / etw. nicht mehr innerhalb, <text:s text:c="3"/>Der Kranke ist schon außer Bett.</text:p>
      <text:p text:style-name="P1"><text:s text:c="6"/>sondern außerhalb einer räumlichen oder <text:s text:c="14"/>Er ist außer der Zeit gekommen.</text:p>
      <text:p text:style-name="P1"><text:s text:c="8"/>zeitlichen Gegebenheit befindet</text:p>
      <text:p text:style-name="P1">=============================================================================================================================</text:p>
      <text:p text:style-name="P1"><text:soft-page-break/>Temporal</text:p>
      <text:p text:style-name="P1">seit</text:p>
      <text:p text:style-name="P1">- <text:s text:c="2"/>von einem bestimmten Zeitpunkt, Zeitraum an <text:s text:c="12"/>Seit letztem Frühjahr habe ich ihn nicht mehr gesehen.</text:p>
      <text:p text:style-name="P1"><text:s text:c="6"/>bis zur Gegenwart des Sprechers andauernd</text:p>
      <text:p text:style-name="P1"/>
      <text:p text:style-name="P1">außerhalb</text:p>
      <text:p text:style-name="P1">- <text:s text:c="2"/>nicht in einem bestimmten Zeitraum <text:s/>Man ist nicht verpflichtet, die Uniform außerhalb der Dienstzeit zu tragen.</text:p>
      <text:p text:style-name="P1">binnen</text:p>
      <text:p text:style-name="P1">- <text:s text:c="2"/>innerhalb, im Laufe von <text:s text:c="12"/>Binnen vierzehn Tagen ist die Rechnung zu bezahlen.</text:p>
      <text:p text:style-name="P1">innerhalb</text:p>
      <text:p text:style-name="P1">- <text:s text:c="2"/>in einem bestimmten Zeitraum <text:s text:c="7"/>Sie müssen innerhalb einer Woche die Rechnung begleichen.</text:p>
      <text:p text:style-name="P1">während</text:p>
      <text:p text:style-name="P1">- <text:s text:c="2"/>bezeichnet eine Zeitdauer, auch einen Zeitpunkt <text:s text:c="8"/>Während des Essens darf man kein Wasser trinken.</text:p>
      <text:p text:style-name="P1"><text:s text:c="6"/>innerhalb einer Zeitdauer</text:p>
      <text:p text:style-name="P1"/>
      <text:p text:style-name="P1">per</text:p>
      <text:p text:style-name="P1">- <text:s text:c="2"/>(bis) zum <text:s text:c="26"/>Die Bezahlung erfolgt per ersten Juni.</text:p>
      <text:p text:style-name="P1">=============================================================================================================================</text:p>
      <text:p text:style-name="P1">Kausal</text:p>
      <text:p text:style-name="P1">zuliebe</text:p>
      <text:p text:style-name="P1">- <text:s text:c="2"/>einer Sache wegen <text:s text:c="18"/>Dieser Aufgabe zuliebe hat sie auf ihr persönliches Glück verzichtet.</text:p>
      <text:p text:style-name="P1"/>
      <text:p text:style-name="P1">anlässlich</text:p>
      <text:p text:style-name="P1">- <text:s text:c="2"/>aus Anlass <text:s text:c="25"/>Anlässlich unserer Verlobung gingen uns viele Glückwünsche zu.</text:p>
      <text:p text:style-name="P1">dank</text:p>
      <text:p text:style-name="P1">- <text:s text:c="2"/>aufgrund, durch <text:s text:c="20"/>Dank seines schnellen Handelns konnte Schlimmeres verhindert werden.</text:p>
      <text:p text:style-name="P1">halber</text:p>
      <text:p text:style-name="P1">- <text:s text:c="2"/>wegen <text:s text:c="30"/>Gewisser Umstände halber mußte er sein Haus verkaufen.</text:p>
      <text:p text:style-name="P1">infolge</text:p>
      <text:p text:style-name="P1">- <text:s text:c="2"/>als Folge, aufgrund von <text:s text:c="12"/>Infolge des starken Schneefalls war der Gebirgspaß nicht passierbar.</text:p>
      <text:p text:style-name="P1">kraft</text:p>
      <text:p text:style-name="P1">- <text:s text:c="2"/>aufgrund <text:s text:c="27"/>Kraft seines Amtes war er zu Änderungen berechtigt.</text:p>
      <text:p text:style-name="P1">mangels</text:p>
      <text:p text:style-name="P1">- <text:s text:c="2"/>aus Mangel an <text:s text:c="22"/>Mangels eines triftigen Grundes wurde er scharf gerügt.</text:p>
      <text:p text:style-name="P1">wegen</text:p>
      <text:p text:style-name="P1">- <text:s text:c="2"/>bezeichnet den Grund <text:s text:c="15"/>Wegen des schlechten Wetters blieben wir zu Hause.</text:p>
      <text:p text:style-name="P1"/>
      <text:p text:style-name="P1">ob</text:p>
      <text:p text:style-name="P1">- <text:s text:c="2"/>wegen <text:s text:c="30"/>Sie fielen ob ihrer sonderbaren Kleidung auf.</text:p>
      <text:p text:style-name="P1">=============================================================================================================================</text:p>
      <text:p text:style-name="P1">Modal</text:p>
      <text:p text:style-name="P1">je</text:p>
      <text:p text:style-name="P1">- <text:s text:c="2"/>für jede einzelne Person oder <text:s text:c="6"/>Der Eisenbahnfahrpreis zweiter Klasse beträgt acht Cent je (angefangenen) Kilometer.</text:p>
      <text:p text:style-name="P1"><text:s text:c="6"/>Sache, pro</text:p>
      <text:p text:style-name="P1"/>
      <text:p text:style-name="P1">wider</text:p>
      <text:p text:style-name="P1">- <text:s text:c="2"/>bezeichnet ein absichtliches <text:s text:c="7"/>Er handelt wider das Gesetz.</text:p>
      <text:p text:style-name="P1"><text:s text:c="6"/>Entgegenwirken</text:p>
      <text:p text:style-name="P1"/>
      <text:p text:style-name="P1">außer</text:p>
      <text:p text:style-name="P1">- <text:s text:c="2"/>bezeichnet eine Einschränkung, <text:s text:c="5"/>Außer ihm war niemand zu Hause.</text:p>
      <text:p text:style-name="P1"><text:s text:c="6"/>eine Ausnahme von etwas, abgesehen von</text:p>
      <text:p text:style-name="P1">entgegen</text:p>
      <text:p text:style-name="P1">- <text:s text:c="2"/>im Gegensatz <text:s text:c="23"/>Entgegen aller Erwartungen hat sie die Einladung angenommen.</text:p>
      <text:p text:style-name="P1">gemäß</text:p>
      <text:p text:style-name="P1">- <text:s text:c="2"/>nach, zufolge <text:s text:c="22"/>Seinem Wunsch gemäß wurde er versetzt.</text:p>
      <text:p text:style-name="P1">laut</text:p>
      <text:p text:style-name="P1">- <text:s text:c="2"/>dem Wortlaut von etwas gemäß <text:s text:c="7"/>Sie kann laut ärztlichem Gutachten nicht mehr stehend arbeiten.</text:p>
      <text:p text:style-name="P1">mitsamt</text:p>
      <text:p text:style-name="P1">- <text:s text:c="2"/>zusammen mit <text:s text:c="23"/>Sie kam mitsamt ihren Kindern.</text:p>
      <text:p text:style-name="P1">nebst</text:p>
      <text:p text:style-name="P1">- <text:s text:c="2"/>zugleich mit, einschließlich <text:s text:c="7"/>Dieses Haus nebst Garten ist zu verkaufen.</text:p>
      <text:p text:style-name="P1">samt</text:p>
      <text:p text:style-name="P1">- <text:s text:c="2"/>zusammen mit <text:s text:c="23"/>Er hat das Geld samt (der) Brieftasche verloren.</text:p>
      <text:p text:style-name="P1">zuliebe</text:p>
      <text:p text:style-name="P1">- <text:s text:c="2"/>um jemandem einen Gefallen zu tun <text:s text:c="2"/>Tu es deiner Mutter zuliebe!</text:p>
      <text:p text:style-name="P1"/>
      <text:p text:style-name="P1">abzüglich</text:p>
      <text:p text:style-name="P1">- <text:s text:c="2"/>nach Abzug von, abgerechnet <text:s text:c="8"/>Abzüglich des gewährten Rabatts.</text:p>
      <text:p text:style-name="P1">angesichts</text:p>
      <text:p text:style-name="P1">- <text:s text:c="2"/>im Hinblick auf, in Anbetracht <text:s text:c="5"/>Die Börsen werden angesichts der Krise nervös.</text:p>
      <text:p text:style-name="P1">anstatt / statt</text:p>
      <text:p text:style-name="P1">- <text:s text:c="2"/>anstelle <text:s text:c="27"/>Statt Worten will ich Taten sehen.</text:p>
      <text:p text:style-name="P1">ausschließlich</text:p>
      <text:p text:style-name="P1">- <text:s text:c="2"/>ausgenommen <text:s text:c="24"/>Der Preis versteht sich ausschließlich Verpackung.</text:p>
      <text:p text:style-name="P1">betreffs</text:p>
      <text:p text:style-name="P1">- <text:s text:c="2"/>bezüglich <text:s text:c="26"/>Betreffs dieser Angelegenheit kann ich Ihnen noch keine neuen Mitteilungen machen.</text:p>
      <text:p text:style-name="P1">bezüglich</text:p>
      <text:p text:style-name="P1">- <text:s text:c="2"/>in Bezug auf <text:s text:c="23"/>Bezüglich dieser Fragen herrschen verschiedene Auffassungen.</text:p>
      <text:p text:style-name="P1">einschließlich</text:p>
      <text:p text:style-name="P1">- <text:s text:c="2"/>eingeschlossen, mit eingerechnet, <text:s text:c="2"/>Der Preis für die Ware beträgt einschließlich der Verpackung zehn Euro.</text:p>
      <text:p text:style-name="P1"><text:s text:c="6"/>inklusive</text:p>
      <text:p text:style-name="P1"><text:soft-page-break/>exklusive</text:p>
      <text:p text:style-name="P1">- <text:s text:c="2"/>ausschließlich <text:s text:c="21"/>Der Preis versteht sich exklusive Verpackung.</text:p>
      <text:p text:style-name="P1">inklusive</text:p>
      <text:p text:style-name="P1">- <text:s text:c="2"/>einschließlich <text:s text:c="21"/>Das Zimmer kostet 50 Euro inklusive Frühstück.</text:p>
      <text:p text:style-name="P1">mittels</text:p>
      <text:p text:style-name="P1">- <text:s text:c="2"/>mithilfe von <text:s text:c="23"/>Sie öffneten die Kiste mittels eines Brecheisens.</text:p>
      <text:p text:style-name="P1">seitens</text:p>
      <text:p text:style-name="P1">- <text:s text:c="2"/>vonseiten von jemandem oder etwas <text:s text:c="2"/>Unterstützung seitens der Industrie.</text:p>
      <text:p text:style-name="P1">trotz</text:p>
      <text:p text:style-name="P1">- <text:s text:c="2"/>ungeachtet, ohne Rücksicht auf <text:s text:c="5"/>Trotz aller Versuche hat er es nicht geschafft.</text:p>
      <text:p text:style-name="P1">um...willen</text:p>
      <text:p text:style-name="P1">- <text:s text:c="2"/>jemandem oder einer Sache zuliebe <text:s text:c="2"/>Er arbeitet um der Karriere willen Tag und Nacht.</text:p>
      <text:p text:style-name="P1">ungeachtet</text:p>
      <text:p text:style-name="P1">- <text:s text:c="2"/>bezeichnet eine Einräumung, <text:s text:c="8"/>Des schlechten Wetters ungeachtet gingen wir spazieren.</text:p>
      <text:p text:style-name="P1"><text:s text:c="6"/>ohne Rücksicht auf, trotz</text:p>
      <text:p text:style-name="P1">vermittels</text:p>
      <text:p text:style-name="P1">- <text:s text:c="2"/>mittels <text:s text:c="28"/>Vermittels eines Aufnahmebogens wird jeder potentielle Kunde in unserer Datei erfasst.</text:p>
      <text:p text:style-name="P1">wegen</text:p>
      <text:p text:style-name="P1">- <text:s text:c="2"/>drückt einen Bezug aus <text:s text:c="13"/>Wegen dieser Angelegenheit müssen Sie sich an den Leiter wenden.</text:p>
      <text:p text:style-name="P1">zufolge</text:p>
      <text:p text:style-name="P1">- <text:s text:c="2"/>nach, gemäß, laut <text:s text:c="18"/>Einem Gerücht zufolge will er heiraten.</text:p>
      <text:p text:style-name="P1">zugunsten</text:p>
      <text:p text:style-name="P1">- <text:s text:c="2"/>zu jemandes / einer Sache Gunsten, <text:s/>Eine Sammlung zugunsten der Erdbebenopfer.</text:p>
      <text:p text:style-name="P1"><text:s text:c="6"/>Vorteil</text:p>
      <text:p text:style-name="P1">zuzüglich</text:p>
      <text:p text:style-name="P1">- <text:s text:c="2"/>hinzukommend, hinzuzurechnen <text:s text:c="7"/>Der Preis zuzüglich Porto beträgt zehn Euro.</text:p>
      <text:p text:style-name="P1"/>
      <text:p text:style-name="P1">per</text:p>
      <text:p text:style-name="P1">- <text:s text:c="2"/>bezeichnet das Mittel, wodurch <text:s text:c="5"/>Güter per Bahn oder Schiff befördern.</text:p>
      <text:p text:style-name="P1"><text:s text:c="6"/>etw. befördert, übermittelt wird</text:p>
      <text:p text:style-name="P1">- <text:s text:c="2"/>drückt die Beschränkung <text:s text:c="12"/>Die Gebühren betragen 6,50 DM per eingeschriebenen Brief.</text:p>
      <text:p text:style-name="P1"><text:s text:c="6"/>auf jeweils eine Sache aus, pro</text:p>
      <text:p text:style-name="P1">pro</text:p>
      <text:p text:style-name="P1">- <text:s text:c="2"/>verweist bei der Aufteilung <text:s text:c="8"/>Pro Person gab es ein Bier.</text:p>
      <text:p text:style-name="P1"><text:s text:c="6"/>einer Menge auf eine Grundeinheit</text:p>
      <text:p text:style-name="P1">=============================================================================================================================</text:p>
      <text:p text:style-name="P1">Lokal</text:p>
      <text:p text:style-name="P1">entlang</text:p>
      <text:p text:style-name="P1">- <text:s text:c="2"/>bezeichnet eine Bewegung <text:s text:c="11"/>Sie hatten das Auto abgestellt und gingen das Ufer entlang zu Fuß.</text:p>
      <text:p text:style-name="P1"><text:s text:c="6"/>in der Längsrichtung von etwas</text:p>
      <text:p text:style-name="P1"/>
      <text:p text:style-name="P1">jenseits</text:p>
      <text:p text:style-name="P1">- <text:s text:c="2"/>auf der gegenüberliegenden, anderen Seite <text:s text:c="2"/>Der Turm stand jenseits der Grenze.</text:p>
      <text:p text:style-name="P1">nahe</text:p>
      <text:p text:style-name="P1">- <text:s text:c="2"/>in der Nähe von <text:s text:c="20"/>Das Theater liegt nahe dem Rathaus.</text:p>
      <text:p text:style-name="P1">vis-a-vis</text:p>
      <text:p text:style-name="P1">- <text:s text:c="2"/>gegenüber <text:s text:c="26"/>Das Hotel steht dem Bahnhof schräg vis-a-vis.</text:p>
      <text:p text:style-name="P1"/>
      <text:p text:style-name="P1">abseits</text:p>
      <text:p text:style-name="P1">- <text:s text:c="2"/>(ein wenig) entfernt von etwas <text:s text:c="5"/>Wandern abseits der Wege.</text:p>
      <text:p text:style-name="P1">- <text:s text:c="2"/>auch im übertragenen Sinne <text:s text:c="9"/>Urlaub in Griechenland abseits des Massentourismus.</text:p>
      <text:p text:style-name="P1">außerhalb</text:p>
      <text:p text:style-name="P1">- <text:s text:c="2"/>nicht in einem bestimmten, <text:s text:c="9"/>Warum habe ich einen schwachen Internetempfang außerhalb des Hauses?</text:p>
      <text:p text:style-name="P1"><text:s text:c="6"/>umgrenzten Raum</text:p>
      <text:p text:style-name="P1">diesseits</text:p>
      <text:p text:style-name="P1">- <text:s text:c="2"/>auf dieser Seite <text:s text:c="19"/>Diesseits der Alpen liegt kein Schnee mehr.</text:p>
      <text:p text:style-name="P1">inmitten</text:p>
      <text:p text:style-name="P1">- <text:s text:c="2"/>mitten in, in der Mitte von <text:s text:c="8"/>Inmitten der Felder erhebt sich ein kleiner Hügel.</text:p>
      <text:p text:style-name="P1">innerhalb</text:p>
      <text:p text:style-name="P1">- <text:s text:c="2"/>in einem bestimmten umgrenzten Raum <text:s text:c="8"/>Innerhalb des Hauses darf man keine Haustiere halten.</text:p>
      <text:p text:style-name="P1">oberhalb</text:p>
      <text:p text:style-name="P1">- <text:s text:c="2"/>höher als etwas gelegen, über <text:s text:c="6"/>Oberhalb des Dorfes lag ein Wald.</text:p>
      <text:p text:style-name="P1">längs <text:s text:c="34"/>Wir gehen längs des Flusses.</text:p>
      <text:p text:style-name="P1">- <text:s text:c="2"/>weiter, fort, longitudinal [fachspr.]</text:p>
      <text:p text:style-name="P1">seitlich</text:p>
      <text:p text:style-name="P1">- <text:s text:c="2"/>an der Seite <text:s text:c="23"/>Das Auto stand seitlich des Hauses.</text:p>
      <text:p text:style-name="P1">unterhalb</text:p>
      <text:p text:style-name="P1">- <text:s text:c="2"/>in tieferer Lage unter etwas befindlich <text:s text:c="4"/>Er hatte sich unterhalb des Knies verletzt.</text:p>
      <text:p text:style-name="P1">unweit</text:p>
      <text:p text:style-name="P1">- <text:s text:c="2"/>nicht weit entfernt von <text:s text:c="20"/>Das Haus liegt unweit des Flusses.</text:p>
      <text:p text:style-name="P1"/>
      <text:p text:style-name="P1">TODO check both following</text:p>
      <text:p text:style-name="P1">fern</text:p>
      <text:p text:style-name="P1">- <text:s text:c="2"/>weit entfernt von <text:s text:c="18"/>Fern allem Trubel leben.</text:p>
      <text:p text:style-name="P1">unfern</text:p>
      <text:p text:style-name="P1">- <text:s text:c="2"/>nahe, unweit <text:s text:c="23"/>Das Haus befindet sich unfern der Brücke.</text:p>
      <text:p text:style-name="P1">=============================================================================================================================</text:p>
      <text:p text:style-name="P1">final</text:p>
      <text:p text:style-name="P1">wegen</text:p>
      <text:p text:style-name="P1">- <text:s text:c="2"/>bezeichnet den Zweck, das Ziel <text:s text:c="5"/>Er hat es nur wegen des Geldes getan.</text:p>
      <text:p text:style-name="P1">zwecks</text:p>
      <text:p text:style-name="P1">- <text:s text:c="2"/>mit dem Zweck, zum Zwecke <text:s text:c="10"/>Ich habe zwecks Akne jetzt ein neues Medikament bekomm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3T18:33:56.957000000</meta:creation-date>
    <dc:date>2020-09-23T19:12:53.699000000</dc:date>
    <meta:editing-duration>PT21M49S</meta:editing-duration>
    <meta:editing-cycles>7</meta:editing-cycles>
    <meta:generator>LibreOffice/6.1.4.2$Windows_X86_64 LibreOffice_project/9d0f32d1f0b509096fd65e0d4bec26ddd1938fd3</meta:generator>
    <meta:document-statistic meta:table-count="0" meta:image-count="0" meta:object-count="0" meta:page-count="6" meta:paragraph-count="463" meta:word-count="3328" meta:character-count="27043" meta:non-whitespace-character-count="19556"/>
  </office:meta>
</office:document-meta>
</file>